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fo:font-size="20pt" officeooo:rsid="000b32a3" officeooo:paragraph-rsid="000b32a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FM</text:p>
      <text:p text:style-name="Text_20_body"/>
      <text:p text:style-name="Text_20_body">En esta unidad, estuve trabajando con algoritmos recursivos y árboles binarios. La mezcla de teoría y práctica me ayudó a aplicar los conceptos de forma más clara. Implementar en JAVA fue una buena manera de ver cómo funcionaba el código en la práctica. Esta experiencia me permitió entender mejor cómo las ideas abstractas se transforman en programación, y me ayudó a reforzar lo aprendido y seguir ampliando mis conocimiento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7T19:59:21.138999389</meta:creation-date>
    <meta:generator>LibreOffice/24.8.2.1$Linux_X86_64 LibreOffice_project/480$Build-1</meta:generator>
    <dc:date>2024-11-27T00:09:14.217381034</dc:date>
    <meta:editing-duration>PT31S</meta:editing-duration>
    <meta:editing-cycles>1</meta:editing-cycles>
    <meta:document-statistic meta:table-count="0" meta:image-count="0" meta:object-count="0" meta:page-count="1" meta:paragraph-count="2" meta:word-count="70" meta:character-count="431" meta:non-whitespace-character-count="363"/>
  </office:meta>
</office:document-meta>
</file>